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385cm"/>
    </style:style>
    <style:style style:name="gr4" style:family="graphic" style:parent-style-name="standard">
      <style:graphic-properties draw:stroke="none" svg:stroke-color="#000000" draw:fill="none" draw:fill-color="#ffffff" fo:min-height="9.27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pt"/>
    </style:style>
    <style:style style:name="P5" style:family="paragraph">
      <style:paragraph-properties fo:margin-left="0cm" fo:margin-right="0cm" fo:text-indent="0cm"/>
      <style:text-properties fo:text-shadow="none"/>
    </style:style>
    <style:style style:name="P6" style:family="paragraph">
      <style:paragraph-properties fo:margin-left="0cm" fo:margin-right="0cm" fo:text-indent="0cm"/>
      <style:text-properties fo:font-size="12pt" fo:text-shadow="none" fo:font-weight="normal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 fo:text-shadow="none" fo:font-weight="normal"/>
    </style:style>
    <style:style style:name="T3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6.985cm" svg:height="0.635cm" svg:x="0.1cm" svg:y="0.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1cm" svg:y1="0.735cm" svg:x2="0.1cm" svg:y2="14.07cm">
          <text:p/>
        </draw:line>
        <draw:line draw:style-name="gr2" draw:text-style-name="P4" draw:layer="layout" svg:x1="7.085cm" svg:y1="2.005cm" svg:x2="0.1cm" svg:y2="2.005cm">
          <text:p/>
        </draw:line>
        <draw:frame draw:style-name="gr3" draw:text-style-name="P6" draw:layer="layout" svg:width="6.35cm" svg:height="0.725cm" svg:x="0.1cm" svg:y="1.37cm">
          <draw:text-box>
            <text:p text:style-name="P5"><text:span text:style-name="T2">new</text:span></text:p>
          </draw:text-box>
        </draw:frame>
        <draw:frame draw:style-name="gr4" draw:text-style-name="P8" draw:layer="layout" svg:width="6.985cm" svg:height="11.153cm" svg:x="0.1cm" svg:y="2.64cm">
          <draw:text-box>
            <text:p text:style-name="P7"><text:span text:style-name="T3">= \= == \== &lt;&gt; &gt;&lt;</text:span></text:p>
            <text:p text:style-name="P7"><text:span text:style-name="T3">class</text:span></text:p>
            <text:p text:style-name="P7"><text:span text:style-name="T3">copy</text:span></text:p>
            <text:p text:style-name="P7"><text:span text:style-name="T3">defaultName</text:span></text:p>
            <text:p text:style-name="P7"><text:span text:style-name="T3">hashCode</text:span></text:p>
            <text:p text:style-name="P7"><text:span text:style-name="T3">hasMethod</text:span></text:p>
            <text:p text:style-name="P7"><text:span text:style-name="T3">identityHash</text:span></text:p>
            <text:p text:style-name="P7"><text:span text:style-name="T3">init</text:span></text:p>
            <text:p text:style-name="P7"><text:span text:style-name="T3">instanceMethod</text:span></text:p>
            <text:p text:style-name="P7"><text:span text:style-name="T3">instanceMethods</text:span></text:p>
            <text:p text:style-name="P7"><text:span text:style-name="T3">isA</text:span></text:p>
            <text:p text:style-name="P7"><text:span text:style-name="T3">instanceOf</text:span></text:p>
            <text:p text:style-name="P7"><text:span text:style-name="T3">objectName</text:span></text:p>
            <text:p text:style-name="P7"><text:span text:style-name="T3">objectName=</text:span></text:p>
            <text:p text:style-name="P7"><text:span text:style-name="T3">request</text:span></text:p>
            <text:p text:style-name="P7"><text:span text:style-name="T3">run</text:span></text:p>
            <text:p text:style-name="P7"><text:span text:style-name="T3">send</text:span></text:p>
            <text:p text:style-name="P7"><text:span text:style-name="T3">sendWith</text:span></text:p>
            <text:p text:style-name="P7"><text:span text:style-name="T3">setMethod</text:span></text:p>
            <text:p text:style-name="P7"><text:span text:style-name="T3">start</text:span></text:p>
            <text:p text:style-name="P7"><text:span text:style-name="T3">startWith</text:span></text:p>
            <text:p text:style-name="P7"><text:span text:style-name="T3">string</text:span></text:p>
            <text:p text:style-name="P7"><text:span text:style-name="T3">unsetMethod</text:span></text:p>
          </draw:text-box>
        </draw:frame>
        <draw:line draw:style-name="gr2" draw:text-style-name="P3" draw:layer="layout" svg:x1="7.085cm" svg:y1="14.07cm" svg:x2="0.1cm" svg:y2="14.07cm">
          <text:p/>
        </draw:line>
        <draw:line draw:style-name="gr2" draw:text-style-name="P3" draw:layer="layout" svg:x1="7.09cm" svg:y1="0.735cm" svg:x2="7.09cm" svg:y2="14.0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7.19cm" fo:page-height="14.1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initial-creator>William Ashley</meta:initial-creator>
    <meta:creation-date>2007-06-19T13:48:44</meta:creation-date>
    <dc:creator>Jean Louis Faucher</dc:creator>
    <dc:date>2009-12-14T23:56:15.78</dc:date>
    <dc:language>en-US</dc:language>
    <meta:editing-cycles>9</meta:editing-cycles>
    <meta:editing-duration>PT00H11M17S</meta:editing-duration>
    <meta:document-statistic meta:object-count="7"/>
    <meta:user-defined meta:name="Info 1"/>
    <meta:user-defined meta:name="Info 2"/>
    <meta:user-defined meta:name="Info 3"/>
    <meta:user-defined meta:name="Info 4"/>
  </office:meta>
</office:document-meta>
</file>